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 fo:font-style="italic"/>
    </style:style>
    <style:style style:name="T3" style:family="text">
      <style:text-properties style:font-name="inherit" fo:font-style="italic" loext:padding="0cm" loext:border="none"/>
    </style:style>
    <style:style style:name="T4" style:family="text">
      <style:text-properties style:font-name="KaTeX Main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normal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8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9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inherit" fo:font-size="8.39999961853027pt" fo:letter-spacing="normal" fo:font-style="normal" fo:font-weight="normal"/>
    </style:style>
    <style:style style:name="T12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4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5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c9211e" loext:opacity="100%" style:font-name="inherit" fo:font-size="8.39999961853027pt" fo:letter-spacing="normal" fo:font-style="normal" fo:font-weight="normal"/>
    </style:style>
    <style:style style:name="T18" style:family="text">
      <style:text-properties fo:font-variant="normal" fo:text-transform="none" fo:color="#c9211e" loext:opacity="100%" style:font-name="inherit" fo:font-size="8.39999961853027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c9211e" loext:opacity="100%" style:font-name="inherit" fo:font-size="8.39999961853027pt" fo:letter-spacing="normal" fo:font-style="italic" fo:font-weight="normal" loext:padding="0cm" loext:border="none"/>
    </style:style>
    <style:style style:name="T20" style:family="text">
      <style:text-properties fo:font-variant="normal" fo:text-transform="none" fo:color="#c9211e" loext:opacity="100%" style:font-name="Open Sans" fo:font-size="8.39999961853027pt" fo:letter-spacing="normal" fo:font-style="normal" fo:font-weight="normal"/>
    </style:style>
    <style:style style:name="T21" style:family="text">
      <style:text-properties fo:font-variant="normal" fo:text-transform="none" fo:color="#c9211e" loext:opacity="100%" style:font-name="Menlo" fo:font-size="8.39999961853027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c9211e" loext:opacity="100%" style:font-name="KaTeX Main" fo:font-size="8.39999961853027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25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26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27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ge Limit</text:h>
      <text:h text:style-name="P2" text:outline-level="2">Problem</text:h>
      <text:p text:style-name="P8">Chef wants to appear in a competitive exam. To take the exam, there are following requirements:</text:p>
      <text:list xml:id="list4002965593" text:style-name="L1">
        <text:list-item>
          <text:p text:style-name="P14"><text:span text:style-name="T23">Minimum age limit is </text:span><draw:frame draw:style-name="fr1" draw:name="Quadro1" text:anchor-type="char" svg:width="0.041cm" draw:z-index="0"><draw:text-box fo:min-height="0.041cm"><text:p text:style-name="P7">�</text:p></draw:text-box></draw:frame><text:span text:style-name="T25">X</text:span><text:span text:style-name="T23"> (i.e. Age should be </text:span><text:span text:style-name="Strong_20_Emphasis"><text:span text:style-name="T24">greater than or equal</text:span></text:span><text:span text:style-name="T23"> to </text:span><draw:frame draw:style-name="fr1" draw:name="Quadro2" text:anchor-type="char" svg:width="0.041cm" draw:z-index="1"><draw:text-box fo:min-height="0.041cm"><text:p text:style-name="P7">�</text:p></draw:text-box></draw:frame><text:span text:style-name="T25">X</text:span><text:span text:style-name="T23">).</text:span></text:p>
        </text:list-item>
        <text:list-item>
          <text:p text:style-name="P14"><text:span text:style-name="T23">Age should be </text:span><text:span text:style-name="Strong_20_Emphasis"><text:span text:style-name="T24">strictly less</text:span></text:span><text:span text:style-name="T23"> than </text:span><draw:frame draw:style-name="fr1" draw:name="Quadro3" text:anchor-type="char" svg:width="0.041cm" draw:z-index="2"><draw:text-box fo:min-height="0.041cm"><text:p text:style-name="P7">�</text:p></draw:text-box></draw:frame><text:span text:style-name="T25">Y</text:span><text:span text:style-name="T23">.</text:span></text:p>
        </text:list-item>
      </text:list>
      <text:p text:style-name="P9">Chef's current Age is <draw:frame draw:style-name="fr1" draw:name="Quadro4" text:anchor-type="char" svg:width="0.041cm" draw:z-index="3"><draw:text-box fo:min-height="0.041cm"><text:p text:style-name="P7">�</text:p></draw:text-box></draw:frame><text:span text:style-name="T3">A</text:span>. Find whether he is currently eligible to take the exam or not.</text:p>
      <text:h text:style-name="P3" text:outline-level="3">Input Format</text:h>
      <text:list xml:id="list246766150" text:style-name="L2">
        <text:list-item>
          <text:p text:style-name="P11">First line will contain <draw:frame draw:style-name="fr1" draw:name="Quadro5" text:anchor-type="char" svg:width="0.041cm" draw:z-index="4"><draw:text-box fo:min-height="0.041cm"><text:p text:style-name="P7">�</text:p></draw:text-box></draw:frame><text:span text:style-name="T1">T</text:span>, number of test cases. Then the test cases follow.</text:p>
        </text:list-item>
        <text:list-item>
          <text:p text:style-name="P11">Each test case consists of a single line of input, containing three integers <draw:frame draw:style-name="fr1" draw:name="Quadro6" text:anchor-type="char" svg:width="0.041cm" draw:z-index="5"><draw:text-box fo:min-height="0.041cm"><text:p text:style-name="P7">�,�,</text:p></draw:text-box></draw:frame><text:span text:style-name="T1">X</text:span><text:span text:style-name="T4">,</text:span><text:span text:style-name="T1">Y</text:span><text:span text:style-name="T4">,</text:span> and <draw:frame draw:style-name="fr1" draw:name="Quadro7" text:anchor-type="char" svg:width="0.041cm" draw:z-index="6"><draw:text-box fo:min-height="0.041cm"><text:p text:style-name="P7">�</text:p></draw:text-box></draw:frame><text:span text:style-name="T1">A</text:span> as mentioned in the statement.</text:p>
        </text:list-item>
      </text:list>
      <text:h text:style-name="P3" text:outline-level="3">Output Format</text:h>
      <text:p text:style-name="P13"><text:span text:style-name="T26">For each test case, output </text:span><text:span text:style-name="Source_20_Text"><text:span text:style-name="T27">YES</text:span></text:span><text:span text:style-name="T26"> if Chef is eligible to give the exam, </text:span><text:span text:style-name="Source_20_Text"><text:span text:style-name="T27">NO</text:span></text:span><text:span text:style-name="T26"> otherwise.</text:span></text:p>
      <text:p text:style-name="P13"><text:span text:style-name="T26">You may print each character of the string in uppercase or lowercase (for example, the strings </text:span><text:span text:style-name="Source_20_Text"><text:span text:style-name="T27">YES</text:span></text:span><text:span text:style-name="T26">, </text:span><text:span text:style-name="Source_20_Text"><text:span text:style-name="T27">yEs</text:span></text:span><text:span text:style-name="T26">, </text:span><text:span text:style-name="Source_20_Text"><text:span text:style-name="T27">yes</text:span></text:span><text:span text:style-name="T26">, and </text:span><text:span text:style-name="Source_20_Text"><text:span text:style-name="T27">yeS</text:span></text:span><text:span text:style-name="T26"> will all be treated as identical).</text:span></text:p>
      <text:h text:style-name="P3" text:outline-level="3">Constraints</text:h>
      <text:list xml:id="list1613282172" text:style-name="L3">
        <text:list-item>
          <text:p text:style-name="P12"><draw:frame draw:style-name="fr1" draw:name="Quadro8" text:anchor-type="char" svg:width="0.041cm" draw:z-index="7"><draw:text-box fo:min-height="0.041cm"><text:p text:style-name="P7">1≤�≤1000</text:p></draw:text-box></draw:frame>1≤<text:span text:style-name="T2">T</text:span>≤1000</text:p>
        </text:list-item>
        <text:list-item>
          <text:p text:style-name="P12"><draw:frame draw:style-name="fr1" draw:name="Quadro9" text:anchor-type="char" svg:width="0.041cm" draw:z-index="8"><draw:text-box fo:min-height="0.041cm"><text:p text:style-name="P7">20≤�&lt;�≤40</text:p></draw:text-box></draw:frame>20≤<text:span text:style-name="T2">X</text:span>&lt;<text:span text:style-name="T2">Y</text:span>≤40</text:p>
        </text:list-item>
        <text:list-item>
          <text:p text:style-name="P12"><draw:frame draw:style-name="fr1" draw:name="Quadro10" text:anchor-type="char" svg:width="0.041cm" draw:z-index="9"><draw:text-box fo:min-height="0.041cm"><text:p text:style-name="P7">10≤�≤50</text:p></draw:text-box></draw:frame>10≤<text:span text:style-name="T2">A</text:span>≤50</text:p>
        </text:list-item>
      </text:list>
      <text:h text:style-name="P3" text:outline-level="3">Sample 1:</text:h>
      <text:p text:style-name="P10">Input</text:p>
      <text:p text:style-name="P10">Output</text:p>
      <text:p text:style-name="P4">5</text:p>
      <text:p text:style-name="P5">21 34 30</text:p>
      <text:p text:style-name="P5">25 31 31</text:p>
      <text:p text:style-name="P5">22 29 25</text:p>
      <text:p text:style-name="P5">20 40 15</text:p>
      <text:p text:style-name="P5">28 29 28</text:p>
      <text:p text:style-name="P4">YES</text:p>
      <text:p text:style-name="P5">NO</text:p>
      <text:p text:style-name="P5">YES</text:p>
      <text:p text:style-name="P5">NO</text:p>
      <text:p text:style-name="P5">YES</text:p>
      <text:h text:style-name="P3" text:outline-level="3">Explanation:</text:h>
      <text:p text:style-name="P15"><text:span text:style-name="Strong_20_Emphasis"><text:span text:style-name="T24">Test case </text:span></text:span><draw:frame draw:style-name="fr1" draw:name="Quadro11" text:anchor-type="char" svg:width="0.041cm" draw:z-index="10"><draw:text-box fo:min-height="0.041cm"><text:p text:style-name="P7">1</text:p></draw:text-box></draw:frame><text:span text:style-name="Strong_20_Emphasis"><text:span text:style-name="T28">1</text:span></text:span><text:span text:style-name="Strong_20_Emphasis"><text:span text:style-name="T24">:</text:span></text:span><text:span text:style-name="T26"> The age of Chef is </text:span><draw:frame draw:style-name="fr1" draw:name="Quadro12" text:anchor-type="char" svg:width="0.041cm" draw:z-index="11"><draw:text-box fo:min-height="0.041cm"><text:p text:style-name="P7">30</text:p></draw:text-box></draw:frame><text:span text:style-name="T28">30</text:span><text:span text:style-name="T26">. His age satisfies the minimum age limit as </text:span><draw:frame draw:style-name="fr1" draw:name="Quadro13" text:anchor-type="char" svg:width="0.041cm" draw:z-index="12"><draw:text-box fo:min-height="0.041cm"><text:p text:style-name="P7">30≥21</text:p></draw:text-box></draw:frame><text:span text:style-name="T28">30≥21</text:span><text:span text:style-name="T26">. Also, it is less than the upper limit as </text:span><draw:frame draw:style-name="fr1" draw:name="Quadro14" text:anchor-type="char" svg:width="0.041cm" draw:z-index="13"><draw:text-box fo:min-height="0.041cm"><text:p text:style-name="P7">30&lt;34</text:p></draw:text-box></draw:frame><text:span text:style-name="T28">30&lt;34</text:span><text:span text:style-name="T26">. Thus, Chef is eligible to take the exam.</text:span></text:p>
      <text:p text:style-name="P15"><text:span text:style-name="Strong_20_Emphasis"><text:span text:style-name="T24">Test case </text:span></text:span><draw:frame draw:style-name="fr1" draw:name="Quadro15" text:anchor-type="char" svg:width="0.041cm" draw:z-index="14"><draw:text-box fo:min-height="0.041cm"><text:p text:style-name="P7">2</text:p></draw:text-box></draw:frame><text:span text:style-name="Strong_20_Emphasis"><text:span text:style-name="T28">2</text:span></text:span><text:span text:style-name="Strong_20_Emphasis"><text:span text:style-name="T24">:</text:span></text:span><text:span text:style-name="T26"> The age of Chef is </text:span><draw:frame draw:style-name="fr1" draw:name="Quadro16" text:anchor-type="char" svg:width="0.041cm" draw:z-index="15"><draw:text-box fo:min-height="0.041cm"><text:p text:style-name="P7">31</text:p></draw:text-box></draw:frame><text:span text:style-name="T28">31</text:span><text:span text:style-name="T26">. His age satisfies the minimum age limit as </text:span><draw:frame draw:style-name="fr1" draw:name="Quadro17" text:anchor-type="char" svg:width="0.041cm" draw:z-index="16"><draw:text-box fo:min-height="0.041cm"><text:p text:style-name="P7">31≥25</text:p></draw:text-box></draw:frame><text:span text:style-name="T28">31≥25</text:span><text:span text:style-name="T26">. But, it is not less than the upper limit as </text:span><draw:frame draw:style-name="fr1" draw:name="Quadro18" text:anchor-type="char" svg:width="0.041cm" draw:z-index="17"><draw:text-box fo:min-height="0.041cm"><text:p text:style-name="P7">31≮31</text:p></draw:text-box></draw:frame><text:span text:style-name="T28">31≮31</text:span><text:span text:style-name="T26">. Thus, Chef is not eligible to take the exam.</text:span></text:p>
      <text:p text:style-name="P15"><text:span text:style-name="Strong_20_Emphasis"><text:span text:style-name="T24">Test case </text:span></text:span><draw:frame draw:style-name="fr1" draw:name="Quadro19" text:anchor-type="char" svg:width="0.041cm" draw:z-index="18"><draw:text-box fo:min-height="0.041cm"><text:p text:style-name="P7">3</text:p></draw:text-box></draw:frame><text:span text:style-name="Strong_20_Emphasis"><text:span text:style-name="T28">3</text:span></text:span><text:span text:style-name="Strong_20_Emphasis"><text:span text:style-name="T24">:</text:span></text:span><text:span text:style-name="T26"> The age of Chef is </text:span><draw:frame draw:style-name="fr1" draw:name="Quadro20" text:anchor-type="char" svg:width="0.041cm" draw:z-index="19"><draw:text-box fo:min-height="0.041cm"><text:p text:style-name="P7">25</text:p></draw:text-box></draw:frame><text:span text:style-name="T28">25</text:span><text:span text:style-name="T26">. His age satisfies the minimum age limit as </text:span><draw:frame draw:style-name="fr1" draw:name="Quadro21" text:anchor-type="char" svg:width="0.041cm" draw:z-index="20"><draw:text-box fo:min-height="0.041cm"><text:p text:style-name="P7">25≥22</text:p></draw:text-box></draw:frame><text:span text:style-name="T28">25≥22</text:span><text:span text:style-name="T26">. Also, it is less than the upper limit as </text:span><draw:frame draw:style-name="fr1" draw:name="Quadro22" text:anchor-type="char" svg:width="0.041cm" draw:z-index="21"><draw:text-box fo:min-height="0.041cm"><text:p text:style-name="P7">25&lt;29</text:p></draw:text-box></draw:frame><text:span text:style-name="T28">25&lt;29</text:span><text:span text:style-name="T26">. Thus, Chef is eligible to take the exam.</text:span></text:p>
      <text:p text:style-name="P15"><text:span text:style-name="Strong_20_Emphasis"><text:span text:style-name="T24">Test case </text:span></text:span><draw:frame draw:style-name="fr1" draw:name="Quadro23" text:anchor-type="char" svg:width="0.041cm" draw:z-index="22"><draw:text-box fo:min-height="0.041cm"><text:p text:style-name="P7">4</text:p></draw:text-box></draw:frame><text:span text:style-name="Strong_20_Emphasis"><text:span text:style-name="T28">4</text:span></text:span><text:span text:style-name="Strong_20_Emphasis"><text:span text:style-name="T24">:</text:span></text:span><text:span text:style-name="T26"> The age of Chef is </text:span><draw:frame draw:style-name="fr1" draw:name="Quadro24" text:anchor-type="char" svg:width="0.041cm" draw:z-index="23"><draw:text-box fo:min-height="0.041cm"><text:p text:style-name="P7">15</text:p></draw:text-box></draw:frame><text:span text:style-name="T28">15</text:span><text:span text:style-name="T26">. His age does not satisfy the minimum age limit as </text:span><draw:frame draw:style-name="fr1" draw:name="Quadro25" text:anchor-type="char" svg:width="0.041cm" draw:z-index="24"><draw:text-box fo:min-height="0.041cm"><text:p text:style-name="P7">15&lt;20</text:p></draw:text-box></draw:frame><text:span text:style-name="T28">15&lt;20</text:span><text:span text:style-name="T26">. Thus, Chef is not eligible to take the exam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23:19:45.971000000</dc:date>
    <meta:editing-duration>PT1M17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60" meta:word-count="341" meta:character-count="1632" meta:non-whitespace-character-count="1358"/>
  </office:meta>
</office:document-meta>
</file>